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paragraph-properties fo:text-align="end" style:justify-single-word="false"/>
      <style:text-properties fo:font-size="10.5pt" officeooo:paragraph-rsid="00306d90" officeooo:rsid="001dc90b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country="BE" fo:font-size="10.5pt" fo:language="fr" officeooo:paragraph-rsid="0038d812" style:font-name="Arial" style:font-name-complex="Calibri" style:font-size-asian="10.5pt" style:font-size-complex="10.5pt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officeooo:paragraph-rsid="0030e49d" style:font-name="Arial" style:font-size-asian="10pt" style:font-size-complex="10pt"/>
    </style:style>
    <style:style style:family="paragraph" style:name="P12" style:parent-style-name="UrbanBody">
      <style:text-properties fo:background-color="#fff200" fo:color="#ce181e" fo:font-size="10pt" officeooo:paragraph-rsid="0030e49d" officeooo:rsid="002ab52c" style:font-name="Arial" style:font-size-asian="10pt" style:font-size-complex="10pt"/>
    </style:style>
    <style:style style:family="paragraph" style:name="P13" style:parent-style-name="UrbanTitle2">
      <style:text-properties fo:font-size="10pt" fo:font-weight="bold" officeooo:paragraph-rsid="0030e49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10.5pt" fo:font-weight="bold" officeooo:paragraph-rsid="0031d8c8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ab7b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ab52c"/>
    </style:style>
    <style:style style:family="text" style:name="T16">
      <style:text-properties officeooo:rsid="00362119"/>
    </style:style>
    <style:style style:family="text" style:name="T17">
      <style:text-properties officeooo:rsid="003371a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1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name="Cadre1" draw:style-name="fr1" draw:z-index="0" svg:height="3.237cm" svg:width="7.631cm" svg:x="7.77cm" svg:y="0.24cm" text:anchor-type="paragraph"><draw:text-box><text:p text:style-name="P11">DGO4 - Direction générale opérationnelle </text:p><text:p text:style-name="P11">Aménagement du Territoire, Logement, Patrimoine et Énergie</text:p><text:p text:style-name="P11"><text:span text:style-name="T15">NOM</text:span> - Fonctionnaire Délégué</text:p><text:p text:style-name="P12">ADRESSE</text:p><text:p text:style-name="P12"/><text:p text:style-name="P13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Transmis <text:span text:style-name="T7">de la demande de plans modificatifs</text:span></text:p>
      <text:p text:style-name="P2"/>
      <text:p text:style-name="P10"/>
      <text:p text:style-name="P15"><text:span text:style-name="T6"/></text:p>
      <text:p text:style-name="P7"/>
      <text:p text:style-name="P3"><office:annotation><dc:creator>Gauthier Bastien</dc:creator><dc:date>2011-02-16T16:12:24</dc:date><text:p text:style-name="P16"><text:span text:style-name="T20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9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3"/>
      <text:p text:style-name="P3"><text:span text:style-name="T17">Monsieur le Fonctionnaire délégué</text:span>,</text:p>
      <text:p text:style-name="P3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4"/>
      <text:p text:style-name="P4"><text:span text:style-name="T8">Je vous informe qu’en séance du <text:s/>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5"/>
      <text:p text:style-name="P5">Nous vous en souhaitons bonne réception et nous vous prions d'agréer, <text:span text:style-name="T17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paragraph-properties fo:text-align="end" style:justify-single-word="false"/>
      <style:text-properties fo:font-size="10.5pt" officeooo:paragraph-rsid="00306d90" officeooo:rsid="001dc90b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country="BE" fo:font-size="10.5pt" fo:language="fr" officeooo:paragraph-rsid="0038d812" style:font-name="Arial" style:font-name-complex="Calibri" style:font-size-asian="10.5pt" style:font-size-complex="10.5pt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officeooo:paragraph-rsid="0030e49d" style:font-name="Arial" style:font-size-asian="10pt" style:font-size-complex="10pt"/>
    </style:style>
    <style:style style:family="paragraph" style:name="P12" style:parent-style-name="UrbanBody">
      <style:text-properties fo:background-color="#fff200" fo:color="#ce181e" fo:font-size="10pt" officeooo:paragraph-rsid="0030e49d" officeooo:rsid="002ab52c" style:font-name="Arial" style:font-size-asian="10pt" style:font-size-complex="10pt"/>
    </style:style>
    <style:style style:family="paragraph" style:name="P13" style:parent-style-name="UrbanTitle2">
      <style:text-properties fo:font-size="10pt" fo:font-weight="bold" officeooo:paragraph-rsid="0030e49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10.5pt" fo:font-weight="bold" officeooo:paragraph-rsid="0031d8c8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ab7b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ab52c"/>
    </style:style>
    <style:style style:family="text" style:name="T16">
      <style:text-properties officeooo:rsid="00362119"/>
    </style:style>
    <style:style style:family="text" style:name="T17">
      <style:text-properties officeooo:rsid="003371a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1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name="Cadre1" draw:style-name="fr1" draw:z-index="0" svg:height="3.237cm" svg:width="7.631cm" svg:x="7.77cm" svg:y="0.24cm" text:anchor-type="paragraph"><draw:text-box><text:p text:style-name="P11">DGO4 - Direction générale opérationnelle </text:p><text:p text:style-name="P11">Aménagement du Territoire, Logement, Patrimoine et Énergie</text:p><text:p text:style-name="P11"><text:span text:style-name="T15">NOM</text:span> - Fonctionnaire Délégué</text:p><text:p text:style-name="P12">ADRESSE</text:p><text:p text:style-name="P12"/><text:p text:style-name="P13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Transmis <text:span text:style-name="T7">de la demande de plans modificatifs</text:span></text:p>
      <text:p text:style-name="P2"/>
      <text:p text:style-name="P10"/>
      <text:p text:style-name="P15"><text:span text:style-name="T6"/></text:p>
      <text:p text:style-name="P7"/>
      <text:p text:style-name="P3"><office:annotation><dc:creator>Gauthier Bastien</dc:creator><dc:date>2011-02-16T16:12:24</dc:date><text:p text:style-name="P16"><text:span text:style-name="T20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9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3"/>
      <text:p text:style-name="P3"><text:span text:style-name="T17">Monsieur le Fonctionnaire délégué</text:span>,</text:p>
      <text:p text:style-name="P3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4"/>
      <text:p text:style-name="P4"><text:span text:style-name="T8">Je vous informe qu’en séance du <text:s/>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5"/>
      <text:p text:style-name="P5">Nous vous en souhaitons bonne réception et nous vous prions d'agréer, <text:span text:style-name="T17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paragraph-properties fo:text-align="end" style:justify-single-word="false"/>
      <style:text-properties fo:font-size="10.5pt" officeooo:paragraph-rsid="00306d90" officeooo:rsid="001dc90b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country="BE" fo:font-size="10.5pt" fo:language="fr" officeooo:paragraph-rsid="0038d812" style:font-name="Arial" style:font-name-complex="Calibri" style:font-size-asian="10.5pt" style:font-size-complex="10.5pt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officeooo:paragraph-rsid="0030e49d" style:font-name="Arial" style:font-size-asian="10pt" style:font-size-complex="10pt"/>
    </style:style>
    <style:style style:family="paragraph" style:name="P12" style:parent-style-name="UrbanBody">
      <style:text-properties fo:background-color="#fff200" fo:color="#ce181e" fo:font-size="10pt" officeooo:paragraph-rsid="0030e49d" officeooo:rsid="002ab52c" style:font-name="Arial" style:font-size-asian="10pt" style:font-size-complex="10pt"/>
    </style:style>
    <style:style style:family="paragraph" style:name="P13" style:parent-style-name="UrbanTitle2">
      <style:text-properties fo:font-size="10pt" fo:font-weight="bold" officeooo:paragraph-rsid="0030e49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10.5pt" fo:font-weight="bold" officeooo:paragraph-rsid="0031d8c8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ab7b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ab52c"/>
    </style:style>
    <style:style style:family="text" style:name="T16">
      <style:text-properties officeooo:rsid="00362119"/>
    </style:style>
    <style:style style:family="text" style:name="T17">
      <style:text-properties officeooo:rsid="003371a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1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name="Cadre1" draw:style-name="fr1" draw:z-index="0" svg:height="3.237cm" svg:width="7.631cm" svg:x="7.77cm" svg:y="0.24cm" text:anchor-type="paragraph"><draw:text-box><text:p text:style-name="P11">DGO4 - Direction générale opérationnelle </text:p><text:p text:style-name="P11">Aménagement du Territoire, Logement, Patrimoine et Énergie</text:p><text:p text:style-name="P11"><text:span text:style-name="T15">NOM</text:span> - Fonctionnaire Délégué</text:p><text:p text:style-name="P12">ADRESSE</text:p><text:p text:style-name="P12"/><text:p text:style-name="P13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Transmis <text:span text:style-name="T7">de la demande de plans modificatifs</text:span></text:p>
      <text:p text:style-name="P2"/>
      <text:p text:style-name="P10"/>
      <text:p text:style-name="P15"><text:span text:style-name="T6"/></text:p>
      <text:p text:style-name="P7"/>
      <text:p text:style-name="P3"><office:annotation><dc:creator>Gauthier Bastien</dc:creator><dc:date>2011-02-16T16:12:24</dc:date><text:p text:style-name="P16"><text:span text:style-name="T20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9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3"/>
      <text:p text:style-name="P3"><text:span text:style-name="T17">Monsieur le Fonctionnaire délégué</text:span>,</text:p>
      <text:p text:style-name="P3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4"/>
      <text:p text:style-name="P4"><text:span text:style-name="T8">Je vous informe qu’en séance du <text:s/>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5"/>
      <text:p text:style-name="P5">Nous vous en souhaitons bonne réception et nous vous prions d'agréer, <text:span text:style-name="T17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Rubik" svg:font-family="Rubik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2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3" style:parent-style-name="UrbanBody">
      <style:text-properties fo:font-size="10.5pt" style:font-name="Arial" style:font-size-asian="10.5pt" style:font-size-complex="10.5pt"/>
    </style:style>
    <style:style style:family="paragraph" style:name="P4" style:parent-style-name="UrbanBody">
      <style:text-properties fo:font-size="10.5pt" officeooo:paragraph-rsid="002de73c" style:font-name="Arial" style:font-size-asian="10.5pt" style:font-size-complex="10.5pt"/>
    </style:style>
    <style:style style:family="paragraph" style:name="P5" style:parent-style-name="UrbanBody">
      <style:text-properties fo:font-size="10.5pt" officeooo:paragraph-rsid="0029656a" style:font-name="Arial" style:font-size-asian="10.5pt" style:font-size-complex="10.5pt"/>
    </style:style>
    <style:style style:family="paragraph" style:name="P6" style:parent-style-name="UrbanBody">
      <style:paragraph-properties fo:text-align="end" style:justify-single-word="false"/>
      <style:text-properties fo:font-size="10.5pt" officeooo:paragraph-rsid="00306d90" officeooo:rsid="001dc90b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country="BE" fo:font-size="10.5pt" fo:language="fr" officeooo:paragraph-rsid="0038d812" style:font-name="Arial" style:font-name-complex="Calibri" style:font-size-asian="10.5pt" style:font-size-complex="10.5pt"/>
    </style:style>
    <style:style style:family="paragraph" style:name="P9" style:parent-style-name="UrbanBody">
      <style:text-properties fo:font-size="10.5pt" fo:font-style="normal" officeooo:paragraph-rsid="0029656a" officeooo:rsid="002bf3ff" style:font-name="Arial" style:font-size-asian="10.5pt" style:font-size-complex="10.5pt" style:font-style-asian="normal" style:font-style-complex="normal"/>
    </style:style>
    <style:style style:family="paragraph" style:name="P10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11" style:parent-style-name="UrbanBody">
      <style:text-properties fo:font-size="10pt" officeooo:paragraph-rsid="0030e49d" style:font-name="Arial" style:font-size-asian="10pt" style:font-size-complex="10pt"/>
    </style:style>
    <style:style style:family="paragraph" style:name="P12" style:parent-style-name="UrbanBody">
      <style:text-properties fo:background-color="#fff200" fo:color="#ce181e" fo:font-size="10pt" officeooo:paragraph-rsid="0030e49d" officeooo:rsid="002ab52c" style:font-name="Arial" style:font-size-asian="10pt" style:font-size-complex="10pt"/>
    </style:style>
    <style:style style:family="paragraph" style:name="P13" style:parent-style-name="UrbanTitle2">
      <style:text-properties fo:font-size="10pt" fo:font-weight="bold" officeooo:paragraph-rsid="0030e49d" style:font-name="Arial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14" style:parent-style-name="UrbanTitle">
      <style:text-properties fo:font-size="14pt" officeooo:paragraph-rsid="002b785e" style:font-name="Arial" style:font-size-asian="14pt" style:font-size-complex="14pt" style:text-underline-style="none"/>
    </style:style>
    <style:style style:family="paragraph" style:name="P15" style:parent-style-name="UrbanBody">
      <style:text-properties fo:font-size="10.5pt" fo:font-weight="bold" officeooo:paragraph-rsid="0031d8c8" style:font-name="Arial" style:font-size-asian="10.5pt" style:font-size-complex="10.5pt" style:font-weight-asian="bold" style:font-weight-complex="bold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style:font-style-asian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tyle="normal" fo:font-variant="normal" fo:font-weight="normal" fo:text-transform="none" officeooo:rsid="0040216c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bda3c"/>
    </style:style>
    <style:style style:family="text" style:name="T8">
      <style:text-properties fo:country="BE" fo:language="fr" style:font-name-complex="Calibri"/>
    </style:style>
    <style:style style:family="text" style:name="T9">
      <style:text-properties fo:country="BE" fo:language="fr" officeooo:rsid="002de73c" style:font-name-complex="Calibri"/>
    </style:style>
    <style:style style:family="text" style:name="T10">
      <style:text-properties fo:background-color="transparent" fo:country="BE" fo:language="fr" loext:char-shading-value="0" style:font-name-complex="Arial"/>
    </style:style>
    <style:style style:family="text" style:name="T11">
      <style:text-properties fo:background-color="transparent" fo:country="BE" fo:language="fr" loext:char-shading-value="0" officeooo:rsid="0034ab7b" style:font-name-complex="Arial"/>
    </style:style>
    <style:style style:family="text" style:name="T12">
      <style:text-properties style:font-name-complex="Arial"/>
    </style:style>
    <style:style style:family="text" style:name="T13">
      <style:text-properties style:font-name-complex="Calibri"/>
    </style:style>
    <style:style style:family="text" style:name="T14">
      <style:text-properties officeooo:rsid="002de73c" style:font-name-complex="Calibri"/>
    </style:style>
    <style:style style:family="text" style:name="T15">
      <style:text-properties fo:background-color="#fff200" fo:color="#ce181e" loext:char-shading-value="0" officeooo:rsid="002ab52c"/>
    </style:style>
    <style:style style:family="text" style:name="T16">
      <style:text-properties officeooo:rsid="00362119"/>
    </style:style>
    <style:style style:family="text" style:name="T17">
      <style:text-properties officeooo:rsid="003371ad"/>
    </style:style>
    <style:style style:family="text" style:name="T1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name="Cadre2" draw:style-name="fr2" draw:z-index="1" svg:width="7.128cm" svg:x="0cm" svg:y="0cm" text:anchor-type="paragraph"><draw:text-box fo:min-height="5.226cm"><text:p text:style-name="P1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name="Cadre1" draw:style-name="fr1" draw:z-index="0" svg:height="3.237cm" svg:width="7.631cm" svg:x="7.77cm" svg:y="0.24cm" text:anchor-type="paragraph"><draw:text-box><text:p text:style-name="P11">DGO4 - Direction générale opérationnelle </text:p><text:p text:style-name="P11">Aménagement du Territoire, Logement, Patrimoine et Énergie</text:p><text:p text:style-name="P11"><text:span text:style-name="T15">NOM</text:span> - Fonctionnaire Délégué</text:p><text:p text:style-name="P12">ADRESSE</text:p><text:p text:style-name="P12"/><text:p text:style-name="P13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Transmis <text:span text:style-name="T7">de la demande de plans modificatifs</text:span></text:p>
      <text:p text:style-name="P2"/>
      <text:p text:style-name="P10"/>
      <text:p text:style-name="P15"><text:span text:style-name="T6"/></text:p>
      <text:p text:style-name="P7"/>
      <text:p text:style-name="P3"><office:annotation><dc:creator>Gauthier Bastien</dc:creator><dc:date>2011-02-16T16:12:24</dc:date><text:p text:style-name="P16"><text:span text:style-name="T20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9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3"/>
      <text:p text:style-name="P3"><text:span text:style-name="T17">Monsieur le Fonctionnaire délégué</text:span>,</text:p>
      <text:p text:style-name="P3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4"/>
      <text:p text:style-name="P4"><text:span text:style-name="T8">Je vous informe qu’en séance du <text:s/>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5"/>
      <text:p text:style-name="P5">Nous vous en souhaitons bonne réception et nous vous prions d'agréer, <text:span text:style-name="T17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59.379961399</dc:date>
    <dc:language>fr-FR</dc:language>
    <meta:editing-cycles>115</meta:editing-cycles>
    <meta:editing-duration>P1DT9H19M30S</meta:editing-duration>
    <meta:document-statistic meta:table-count="0" meta:image-count="0" meta:object-count="0" meta:page-count="1" meta:paragraph-count="17" meta:word-count="178" meta:character-count="1337" meta:non-whitespace-character-count="1191"/>
    <meta:user-defined meta:name="Info 1"/>
    <meta:user-defined meta:name="Info 2"/>
    <meta:user-defined meta:name="Info 3"/>
    <meta:user-defined meta:name="Info 4"/>
  </office:meta>
</office:document-meta>
</file>